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Roboto" svg:font-family="Roboto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ext-properties fo:color="#333333" style:font-name="Roboto" style:font-name-asian="Roboto" style:font-name-complex="Roboto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11.2977083333333cm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57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Номер п.п.</text:p>
          </table:table-cell>
          <table:table-cell office:value-type="string" table:style-name="ce2">
            <text:p>Наименование</text:p>
          </table:table-cell>
          <table:table-cell office:value-type="string" table:style-name="ce2">
            <text:p>Количество на одно изделие</text:p>
          </table:table-cell>
          <table:table-cell office:value-type="string" table:style-name="ce2">
            <text:p>Количество фактически</text:p>
          </table:table-cell>
          <table:table-cell office:value-type="string" table:style-name="ce2">
            <text:p>Количество требуется</text:p>
          </table:table-cell>
          <table:table-cell office:value-type="string" table:style-name="ce2">
            <text:p>Цены за ед.</text:p>
          </table:table-cell>
          <table:table-cell office:value-type="string" table:style-name="ce2">
            <text:p>Цена всего потрачено</text:p>
          </table:table-cell>
          <table:table-cell office:value-type="string" table:style-name="ce2">
            <text:p>Описание</text:p>
          </table:table-cell>
          <table:table-cell office:value-type="string" table:style-name="ce2">
            <text:p>Ссылка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3">
            <text:p>CM10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5">
            <text:p>87,77 </text:p>
          </table:table-cell>
          <table:table-cell office:value-type="string" table:style-name="ce5">
            <text:p>87,77 </text:p>
          </table:table-cell>
          <table:table-cell office:value-type="string" table:style-name="ce4">
            <text:p>контроллер звуковой карты</text:p>
          </table:table-cell>
          <table:table-cell office:value-type="string" table:style-name="ce1">
            <text:p>https://ru.aliexpress.com/item/CM108-CW108-LQFP48/32789660529.html?spm=a2g0v.search0204.3.228.26db7f57sDUR94&amp;ws_ab_test=searchweb0_0,searchweb201602_4_10152_10151_10065_10344_10068_10342_10343_10340_10341_5012515_10696_5012615_10084_10083_10618_5723515_10307_10301_5012815_10059_100031_5012715_10103_10624_10623_10622_10621_10620,searchweb201603_51,ppcSwitch_4_ppcChannel&amp;algo_expid=f2cc4392-579d-4f4f-95ca-474215b7851e-34&amp;algo_pvid=f2cc4392-579d-4f4f-95ca-474215b7851e&amp;priceBeautifyAB=0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1">
            <text:p>FE1.1S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8.260000000000002" table:style-name="ce1">
            <text:p>18,26</text:p>
          </table:table-cell>
          <table:table-cell office:value-type="float" office:value="18.260000000000002" table:style-name="ce1">
            <text:p>18,26</text:p>
          </table:table-cell>
          <table:table-cell office:value-type="string" table:style-name="ce4">
            <text:p>контроллер юсб хаба на 4 порта</text:p>
          </table:table-cell>
          <table:table-cell office:value-type="string" table:style-name="ce1">
            <text:p>https://ru.aliexpress.com/item/1-FE1-1S-USB-2-0-SSOP28-FE11S-SSOP-SMD/32842120599.html?spm=a2g0v.search0204.3.50.4898e422Zaw9yO&amp;ws_ab_test=searchweb0_0%2Csearchweb201602_4_10152_10065_10151_10344_10068_10342_10343_10340_10059_10341_10696_100031_10084_10083_10103_5723515_10618_10307_10624_10623_10622_10301_10621_10620%2Csearchweb201603_51%2CppcSwitch_4_ppcChannel&amp;algo_expid=127291c4-5dce-418b-b6df-082a07f11f4a-5&amp;algo_pvid=127291c4-5dce-418b-b6df-082a07f11f4a&amp;priceBeautifyAB=0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7">
            <text:p>RFID считыватель на 125 КГц<text:s/>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905.74" table:style-name="ce1">
            <text:p>905,74</text:p>
          </table:table-cell>
          <table:table-cell office:value-type="float" office:value="905.74" table:style-name="ce1">
            <text:p>905,74</text:p>
          </table:table-cell>
          <table:table-cell table:style-name="ce4"/>
          <table:table-cell office:value-type="string" table:style-name="ce7">
            <text:p>https://ru.aliexpress.com/item/125Khz-RFID-compatible-EM-Marine-Small-Mini-card-wiegand26-ID-Reader/32808531434.html?spm=a2g0s.8937460.0.0.1c432e0eumAPFF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7">
            <text:p>Замок Полис-13М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806" table:style-name="ce1">
            <text:p>1806</text:p>
          </table:table-cell>
          <table:table-cell office:value-type="float" office:value="1806" table:style-name="ce1">
            <text:p>1806</text:p>
          </table:table-cell>
          <table:table-cell table:style-name="ce4"/>
          <table:table-cell office:value-type="string" table:style-name="ce7">
            <text:p>https://spb.regmarkets.ru/product/c054ce89bde8981e37de4d3bacbc7e9f/</text:p>
          </table:table-cell>
          <table:table-cell table:number-columns-repeated="16375"/>
        </table:table-row>
        <table:table-row table:style-name="ro3">
          <table:table-cell table:style-name="ce1"/>
          <table:table-cell table:style-name="ce7"/>
          <table:table-cell table:number-columns-repeated="5" table:style-name="ce1"/>
          <table:table-cell table:style-name="ce4"/>
          <table:table-cell table:style-name="ce7"/>
          <table:table-cell table:number-columns-repeated="16375"/>
        </table:table-row>
        <table:table-row table:style-name="ro3">
          <table:table-cell table:number-columns-repeated="7" table:style-name="ce1"/>
          <table:table-cell table:style-name="ce4"/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">
            <text:p>Конденсатор 10 мкФ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4">
            <text:p>2 для юсб хаба</text:p>
          </table:table-cell>
          <table:table-cell office:value-type="string" table:style-name="ce1">
            <text:p>https://www.chipdip.ru/product/grm21br61c106ke15l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1">
            <text:p>Кварцевый резонатор 12 мгц</text:p>
          </table:table-cell>
          <table:table-cell office:value-type="float" office:value="1" table:style-name="ce5">
            <text:p>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4">
            <text:p>для юсб хаба и звуковой карты<text:s/></text:p>
          </table:table-cell>
          <table:table-cell office:value-type="string" table:style-name="ce1">
            <text:p>https://www.chipdip.ru/product/12mhz-hc-49sm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1">
            <text:p>Резистор 2.7 кОм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office:value-type="float" office:value="18" table:style-name="ce1">
            <text:p>18</text:p>
          </table:table-cell>
          <table:table-cell office:value-type="string" table:style-name="ce4">
            <text:p>1 для юсб хаба</text:p>
          </table:table-cell>
          <table:table-cell office:value-type="string" table:style-name="ce1">
            <text:p>https://www.chipdip.ru/product0/9000189814</text:p>
          </table:table-cell>
          <table:table-cell table:number-columns-repeated="16375"/>
        </table:table-row>
        <table:table-row table:number-rows-repeated="2" table:style-name="ro4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Конденсатор 20пФ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office:value-type="float" office:value="9" table:style-name="ce1">
            <text:p>9</text:p>
          </table:table-cell>
          <table:table-cell office:value-type="string" table:style-name="ce4">
            <text:p>2 в схему кварцевого генератора</text:p>
          </table:table-cell>
          <table:table-cell office:value-type="string" table:style-name="ce1">
            <text:p>https://www.chipdip.ru/product0/38713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1">
            <text:p>Резистор 1 Мом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office:value-type="float" office:value="18" table:style-name="ce1">
            <text:p>18</text:p>
          </table:table-cell>
          <table:table-cell office:value-type="string" table:style-name="ce4">
            <text:p>1 в схему кварцевого генератора</text:p>
          </table:table-cell>
          <table:table-cell office:value-type="string" table:style-name="ce1">
            <text:p>https://www.chipdip.ru/product0/9000189932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1">
            <text:p>Конденсатор 101пФ (100пФ)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style-name="ce4"/>
          <table:table-cell office:value-type="string" table:style-name="ce1">
            <text:p>https://www.chipdip.ru/product/grm2165c1h101j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6">
            <text:p>Резистор 22 ом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table:style-name="ce4"/>
          <table:table-cell office:value-type="string" table:style-name="ce1">
            <text:p>https://www.chipdip.ru/product0/43816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6">
            <text:p>Резистор 1к5 ом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office:value-type="float" office:value="18" table:style-name="ce1">
            <text:p>18</text:p>
          </table:table-cell>
          <table:table-cell table:style-name="ce4"/>
          <table:table-cell office:value-type="string" table:style-name="ce1">
            <text:p>https://www.chipdip.ru/product0/9000189804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">
            <text:p>93c4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PROM интерфейс</text:p>
          </table:table-cell>
          <table:table-cell office:value-type="string" table:style-name="ce1">
            <text:p>https://www.chipdip.ru/product/m93c46-wmn6p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">
            <text:p>Резистор 330 ом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office:value-type="float" office:value="18" table:style-name="ce1">
            <text:p>18</text:p>
          </table:table-cell>
          <table:table-cell table:style-name="ce4"/>
          <table:table-cell office:value-type="string" table:style-name="ce1">
            <text:p>https://www.chipdip.ru/product0/9000189777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">
            <text:p>Светодиод 8мА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style-name="ce4"/>
          <table:table-cell office:value-type="string" table:style-name="ce1">
            <text:p>https://www.chipdip.ru/product/l-132xgd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">
            <text:p>Конденсатор 475_0805 (470)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40" table:style-name="ce1">
            <text:p>140</text:p>
          </table:table-cell>
          <table:table-cell table:style-name="ce4"/>
          <table:table-cell office:value-type="string" table:style-name="ce1">
            <text:p>https://www.chipdip.ru/product/grm21br71c475ka73l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">
            <text:p>Резистор 2.2 кОм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office:value-type="float" office:value="18" table:style-name="ce1">
            <text:p>18</text:p>
          </table:table-cell>
          <table:table-cell table:style-name="ce4"/>
          <table:table-cell office:value-type="string" table:style-name="ce1">
            <text:p>https://www.chipdip.ru/product0/9000189810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">
            <text:p>Резистор 1.2 кОм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.9" table:style-name="ce1">
            <text:p>0,9</text:p>
          </table:table-cell>
          <table:table-cell office:value-type="float" office:value="18" table:style-name="ce1">
            <text:p>18</text:p>
          </table:table-cell>
          <table:table-cell table:style-name="ce4"/>
          <table:table-cell office:value-type="string" table:style-name="ce1">
            <text:p>https://www.chipdip.ru/product0/9000189800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1">
            <text:p>Конденстор 104 пФ (100пФ)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4"/>
          <table:table-cell office:value-type="string" table:style-name="ce1">
            <text:p>https://www.chipdip.ru/product/grm2165c1h101j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">
            <text:p>Конденсатор 105 пФ (100пФ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4"/>
          <table:table-cell office:value-type="string" table:style-name="ce1">
            <text:p>https://www.chipdip.ru/product/grm2165c1h101j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">
            <text:p>Эл-лит конденсатор <text:s/>470 мкФ/6.3 в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style-name="ce4"/>
          <table:table-cell office:value-type="string" table:style-name="ce1">
            <text:p>https://www.chipdip.ru/catalog-show/93068-smd-aluminium-electrolytic-capacitors?x.1102=YMW&amp;x.2716=hzX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">
            <text:p>Ферритовое кольцо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0" table:style-name="ce1">
            <text:p>80</text:p>
          </table:table-cell>
          <table:table-cell table:style-name="ce4"/>
          <table:table-cell office:value-type="string" table:style-name="ce1">
            <text:p>https://www.chipdip.ru/product/mmz2012y152b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">
            <text:p>Mini jack <text:s/>3.5 гнездо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style-name="ce4"/>
          <table:table-cell office:value-type="string" table:style-name="ce1">
            <text:p>https://www.chipdip.ru/product/st-215n-05</text:p>
          </table:table-cell>
          <table:table-cell table:number-columns-repeated="16375"/>
        </table:table-row>
        <table:table-row table:style-name="ro3">
          <table:table-cell/>
          <table:table-cell office:value-type="string" table:style-name="ce1">
            <text:p>Кнопка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style-name="ce4"/>
          <table:table-cell office:value-type="string" table:style-name="ce1">
            <text:p>https://www.chipdip.ru/product/kls7-ts3601-4.3-180-tc-0120</text:p>
          </table:table-cell>
          <table:table-cell table:number-columns-repeated="16375"/>
        </table:table-row>
        <table:table-row table:number-rows-repeated="2" table:style-name="ro3">
          <table:table-cell/>
          <table:table-cell table:number-columns-repeated="6" table:style-name="ce1"/>
          <table:table-cell table:style-name="ce4"/>
          <table:table-cell table:number-columns-repeated="16376" table:style-name="ce1"/>
        </table:table-row>
        <table:table-row table:number-rows-repeated="104854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Roboto" svg:font-family="Roboto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Пользователь Windows</dc:creator>
    <meta:creation-date>2018-08-08T15:00:49Z</meta:creation-date>
    <dc:date>2018-08-14T15:28:59Z</dc:date>
    <meta:editing-cycles>1</meta:editing-cycles>
    <meta:editing-duration>PT22S</meta:editing-duration>
  </office:meta>
</office:document-meta>
</file>